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hadeva" svg:font-family="Sahadeva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rsid="000425ae" officeooo:paragraph-rsid="000425ae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style:font-name="Liberation Serif" fo:font-size="12pt" style:font-size-asian="12pt" style:font-size-complex="12pt"/>
    </style:style>
    <style:style style:name="P6" style:family="paragraph" style:parent-style-name="Header">
      <style:paragraph-properties fo:text-align="end" style:justify-single-word="false"/>
      <style:text-properties style:font-name="Liberation Serif" fo:font-size="12pt" officeooo:rsid="000425ae" officeooo:paragraph-rsid="000425ae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2</text:p>
      <text:p text:style-name="P4"/>
      <text:p text:style-name="P4">Internal Commands:</text:p>
      <text:p text:style-name="P1"><text:s text:c="8"/><text:span text:style-name="T1">cd &lt;directory&gt;: Change the directory to the given &lt;directory&gt;</text:span></text:p>
      <text:p text:style-name="P1"><text:s text:c="8"/><text:span text:style-name="T1">clr: clear the screen</text:span></text:p>
      <text:p text:style-name="P1"><text:s text:c="8"/><text:span text:style-name="T1">dir: list the contents of the current working directory</text:span></text:p>
      <text:p text:style-name="P1"><text:s text:c="8"/><text:span text:style-name="T1">environ: list some of the local system environment variables</text:span></text:p>
      <text:p text:style-name="P1"><text:s text:c="8"/><text:span text:style-name="T1">echo &lt;arguments...&gt;: print out to given arguments</text:span></text:p>
      <text:p text:style-name="P1"><text:s text:c="8"/><text:span text:style-name="T1">help: list helpful user information for the crb_shell program</text:span></text:p>
      <text:p text:style-name="P1"><text:s text:c="8"/><text:span text:style-name="T1">pause: pause the shell until the 'enter' key is pressed</text:span></text:p>
      <text:p text:style-name="P1"><text:s text:c="8"/><text:span text:style-name="T1">quit: quit the crb_shell program, and return to calling shell program</text:span></text:p>
      <text:p text:style-name="P2">External Commands:</text:p>
      <text:p text:style-name="P1"><text:s text:c="8"/><text:span text:style-name="T1">All external commands are supported.</text:span></text:p>
      <text:p text:style-name="P2">Input redirects: &lt; or &lt;&lt;</text:p>
      <text:p text:style-name="P1"><text:s text:c="8"/><text:span text:style-name="T1">Usage: com1 args... &lt; filename: This will use the contents of filename as the input for com1.</text:span></text:p>
      <text:p text:style-name="P1"><text:s text:c="8"/><text:span text:style-name="T1">Usage: com1 args... &lt;&lt; filename: This will use the contents of filename as the input for com1.</text:span></text:p>
      <text:p text:style-name="P2">Output redirects: &gt; or &gt;&gt;</text:p>
      <text:p text:style-name="P1"><text:s text:c="8"/><text:span text:style-name="T1">Usage: com1 args... &gt; filename: This will append the output of com1 to filename.</text:span></text:p>
      <text:p text:style-name="P1"><text:s text:c="8"/><text:span text:style-name="T1">Usage: com1 args... &gt;&gt; filename: This will truncate the output of com1 to filename.</text:span></text:p>
      <text:p text:style-name="P2">Command piping: |</text:p>
      <text:p text:style-name="P5"><text:span text:style-name="T2"><text:s text:c="8"/></text:span><text:span text:style-name="T3">Usage: com1 args... | com2 args...: This will link the output of com1 to the input of com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Sahadeva" svg:font-family="Sahadeva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erif" fo:font-size="12pt" officeooo:rsid="000425ae" officeooo:paragraph-rsid="000425ae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Richard Bilger</text:p>
        <text:p text:style-name="MP1">CIS 3207 – Prof. Kwatn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8:05:32.700020373</meta:creation-date>
    <dc:date>2019-03-10T08:07:21.905771126</dc:date>
    <meta:editing-duration>PT1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79" meta:character-count="1176" meta:non-whitespace-character-count="906"/>
  </office:meta>
</office:document-meta>
</file>